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order-left="0.0346in solid #000000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46in solid #000000" fo:border-left="0.0346in solid #000000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46in solid #000000" fo:border-left="0.0008in solid #000000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0.0008in solid #000000" fo:border-right="0.0346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46in solid #000000" fo:border-left="0.0008in solid #000000" fo:border-right="0.0346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8"/>
        <table:table-row table:style-name="ro1">
          <table:table-cell table:style-name="ce1" office:value-type="string">
            <text:p>Card name</text:p>
          </table:table-cell>
          <table:table-cell table:style-name="ce4" office:value-type="string">
            <text:p>Type (Oracle)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Artist</text:p>
          </table:table-cell>
          <table:table-cell table:style-name="ce7" office:value-type="string">
            <text:p>Edition</text:p>
          </table:table-cell>
        </table:table-row>
        <table:table-row table:style-name="ro1">
          <table:table-cell office:value-type="string">
            <text:p>Ankh of Mishra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elestial Prism</text:p>
          </table:table-cell>
          <table:table-cell office:value-type="string">
            <text:p>Artifact</text:p>
          </table:table-cell>
          <table:table-cell office:value-type="float" office:value="3">
            <text:p>3</text:p>
          </table:table-cell>
          <table:table-cell office:value-type="string">
            <text:p>Un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nservator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Un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pper Tablet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Un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py Artifact</text:p>
          </table:table-cell>
          <table:table-cell office:value-type="string">
            <text:p>Enchantment</text:p>
          </table:table-cell>
          <table:table-cell office:value-type="string">
            <text:p>1U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rystal Rod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isenchant</text:p>
          </table:table-cell>
          <table:table-cell office:value-type="string">
            <text:p>Instant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ragon Whelp</text:p>
          </table:table-cell>
          <table:table-cell office:value-type="string">
            <text:p>Creature — Dragon 2/3</text:p>
          </table:table-cell>
          <table:table-cell office:value-type="string">
            <text:p>2RR</text:p>
          </table:table-cell>
          <table:table-cell office:value-type="string">
            <text:p>Un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ork</text:p>
          </table:table-cell>
          <table:table-cell office:value-type="string">
            <text:p>Instant</text:p>
          </table:table-cell>
          <table:table-cell office:value-type="string">
            <text:p>RR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llusionary Mask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felace</text:p>
          </table:table-cell>
          <table:table-cell office:value-type="string">
            <text:p>Instant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cryb Sprites</text:p>
          </table:table-cell>
          <table:table-cell office:value-type="string">
            <text:p>Creature — Faerie 1/1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hatter</text:p>
          </table:table-cell>
          <table:table-cell office:value-type="string">
            <text:p>Instant</text:p>
          </table:table-cell>
          <table:table-cell office:value-type="string">
            <text:p>1R</text:p>
          </table:table-cell>
          <table:table-cell office:value-type="string">
            <text:p>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teal Artifact</text:p>
          </table:table-cell>
          <table:table-cell office:value-type="string">
            <text:p>Enchantment — Aura</text:p>
          </table:table-cell>
          <table:table-cell office:value-type="string">
            <text:p>2UU</text:p>
          </table:table-cell>
          <table:table-cell office:value-type="string">
            <text:p>Uncommon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ime Walk</text:p>
          </table:table-cell>
          <table:table-cell office:value-type="string">
            <text:p>Sorcery</text:p>
          </table:table-cell>
          <table:table-cell office:value-type="string">
            <text:p>1U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rp Artifact</text:p>
          </table:table-cell>
          <table:table-cell office:value-type="string">
            <text:p>Enchantment — Aura</text:p>
          </table:table-cell>
          <table:table-cell office:value-type="string">
            <text:p>BB</text:p>
          </table:table-cell>
          <table:table-cell office:value-type="string">
            <text:p>Rare</text:p>
          </table:table-cell>
          <table:table-cell office:value-type="string">
            <text:p>Amy Web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oblin Balloon Brigade</text:p>
          </table:table-cell>
          <table:table-cell office:value-type="string">
            <text:p>Creature — Goblin Warrior 1/1</text:p>
          </table:table-cell>
          <table:table-cell office:value-type="string">
            <text:p>R</text:p>
          </table:table-cell>
          <table:table-cell office:value-type="string">
            <text:p>Uncommon</text:p>
          </table:table-cell>
          <table:table-cell office:value-type="string">
            <text:p>Andi Rusu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oc of Kher Ridges</text:p>
          </table:table-cell>
          <table:table-cell office:value-type="string">
            <text:p>Creature — Bird 3/3</text:p>
          </table:table-cell>
          <table:table-cell office:value-type="string">
            <text:p>3R</text:p>
          </table:table-cell>
          <table:table-cell office:value-type="string">
            <text:p>Rare</text:p>
          </table:table-cell>
          <table:table-cell office:value-type="string">
            <text:p>Andi Rusu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Enchantment — Aura</text:p>
          </table:table-cell>
          <table:table-cell office:value-type="string">
            <text:p>1B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ircle of Protection: Red</text:p>
          </table:table-cell>
          <table:table-cell office:value-type="string">
            <text:p>Enchantment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reature Bond</text:p>
          </table:table-cell>
          <table:table-cell office:value-type="string">
            <text:p>Enchantment — Aura</text:p>
          </table:table-cell>
          <table:table-cell office:value-type="string">
            <text:p>1U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yclopean Tomb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eathgrip</text:p>
          </table:table-cell>
          <table:table-cell office:value-type="string">
            <text:p>Enchantment</text:p>
          </table:table-cell>
          <table:table-cell office:value-type="string">
            <text:p>BB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isintegrate</text:p>
          </table:table-cell>
          <table:table-cell office:value-type="string">
            <text:p>Sorcery</text:p>
          </table:table-cell>
          <table:table-cell office:value-type="string">
            <text:p>XR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Elvish Archers</text:p>
          </table:table-cell>
          <table:table-cell office:value-type="string">
            <text:p>Creature — Elf Archer 2/1</text:p>
          </table:table-cell>
          <table:table-cell office:value-type="string">
            <text:p>1G</text:p>
          </table:table-cell>
          <table:table-cell office:value-type="string">
            <text:p>Rare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alse Orders</text:p>
          </table:table-cell>
          <table:table-cell office:value-type="string">
            <text:p>Instant</text:p>
          </table:table-cell>
          <table:table-cell office:value-type="string">
            <text:p>R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light</text:p>
          </table:table-cell>
          <table:table-cell office:value-type="string">
            <text:p>Enchantment — Aura</text:p>
          </table:table-cell>
          <table:table-cell office:value-type="string">
            <text:p>U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uardian Angel</text:p>
          </table:table-cell>
          <table:table-cell office:value-type="string">
            <text:p>Instant</text:p>
          </table:table-cell>
          <table:table-cell office:value-type="string">
            <text:p>XW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oly Strength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urloon Minotaur</text:p>
          </table:table-cell>
          <table:table-cell office:value-type="string">
            <text:p>Creature — Minotaur 2/3</text:p>
          </table:table-cell>
          <table:table-cell office:value-type="string">
            <text:p>1RR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nvisibility</text:p>
          </table:table-cell>
          <table:table-cell office:value-type="string">
            <text:p>Enchantment — Aura</text:p>
          </table:table-cell>
          <table:table-cell office:value-type="string">
            <text:p>UU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ronclaw Orcs</text:p>
          </table:table-cell>
          <table:table-cell office:value-type="string">
            <text:p>Creature — Orc 2/2</text:p>
          </table:table-cell>
          <table:table-cell office:value-type="string">
            <text:p>1R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vory Cup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Jade Monolith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fetap</text:p>
          </table:table-cell>
          <table:table-cell office:value-type="string">
            <text:p>Enchantment</text:p>
          </table:table-cell>
          <table:table-cell office:value-type="string">
            <text:p>UU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ving Artifact</text:p>
          </table:table-cell>
          <table:table-cell office:value-type="string">
            <text:p>Enchantment — Aura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ving Wall</text:p>
          </table:table-cell>
          <table:table-cell office:value-type="string">
            <text:p>Artifact Creature — Wall 0/6</text:p>
          </table:table-cell>
          <table:table-cell office:value-type="float" office:value="4">
            <text:p>4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lanowar Elves</text:p>
          </table:table-cell>
          <table:table-cell office:value-type="string">
            <text:p>Creature — Elf Druid 1/1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ure</text:p>
          </table:table-cell>
          <table:table-cell office:value-type="string">
            <text:p>Enchantment — Aura</text:p>
          </table:table-cell>
          <table:table-cell office:value-type="string">
            <text:p>1GG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Orcish Artillery</text:p>
          </table:table-cell>
          <table:table-cell office:value-type="string">
            <text:p>Creature — Orc Warrior 1/3</text:p>
          </table:table-cell>
          <table:table-cell office:value-type="string">
            <text:p>1RR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aralyze</text:p>
          </table:table-cell>
          <table:table-cell office:value-type="string">
            <text:p>Enchantment — Aura</text:p>
          </table:table-cell>
          <table:table-cell office:value-type="string">
            <text:p>B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lague Rats</text:p>
          </table:table-cell>
          <table:table-cell office:value-type="string">
            <text:p>Creature — Rat */*</text:p>
          </table:table-cell>
          <table:table-cell office:value-type="string">
            <text:p>2B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engir Vampire</text:p>
          </table:table-cell>
          <table:table-cell office:value-type="string">
            <text:p>Creature — Vampire 4/4</text:p>
          </table:table-cell>
          <table:table-cell office:value-type="string">
            <text:p>3BB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hanodin Dryads</text:p>
          </table:table-cell>
          <table:table-cell office:value-type="string">
            <text:p>Creature — Nymph Dryad 1/1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iren's Call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hrone of Bone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wo-Headed Giant of Foriys</text:p>
          </table:table-cell>
          <table:table-cell office:value-type="string">
            <text:p>Creature — Giant 4/4</text:p>
          </table:table-cell>
          <table:table-cell office:value-type="string">
            <text:p>4R</text:p>
          </table:table-cell>
          <table:table-cell office:value-type="string">
            <text:p>Rare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Bone</text:p>
          </table:table-cell>
          <table:table-cell office:value-type="string">
            <text:p>Creature — Skeleton Wall 1/4</text:p>
          </table:table-cell>
          <table:table-cell office:value-type="string">
            <text:p>2B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Brambles</text:p>
          </table:table-cell>
          <table:table-cell office:value-type="string">
            <text:p>Creature — Plant Wall 2/3</text:p>
          </table:table-cell>
          <table:table-cell office:value-type="string">
            <text:p>2G</text:p>
          </table:table-cell>
          <table:table-cell office:value-type="string">
            <text:p>Uncommon</text:p>
          </table:table-cell>
          <table:table-cell office:value-type="string">
            <text:p>Anson Maddock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sychic Venom</text:p>
          </table:table-cell>
          <table:table-cell office:value-type="string">
            <text:p>Enchantment — Aura</text:p>
          </table:table-cell>
          <table:table-cell office:value-type="string">
            <text:p>1U</text:p>
          </table:table-cell>
          <table:table-cell office:value-type="string">
            <text:p>Common</text:p>
          </table:table-cell>
          <table:table-cell office:value-type="string">
            <text:p>Brian Snõddy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pell Blast</text:p>
          </table:table-cell>
          <table:table-cell office:value-type="string">
            <text:p>Instant</text:p>
          </table:table-cell>
          <table:table-cell office:value-type="string">
            <text:p>XU</text:p>
          </table:table-cell>
          <table:table-cell office:value-type="string">
            <text:p>Common</text:p>
          </table:table-cell>
          <table:table-cell office:value-type="string">
            <text:p>Brian Snõddy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ack Lotus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orest</text:p>
          </table:table-cell>
          <table:table-cell office:value-type="string">
            <text:p>Basic Land — Forest</text:p>
          </table:table-cell>
          <table:table-cell/>
          <table:table-cell office:value-type="string">
            <text:p>Land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auntlet of Might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ranite Gargoyle</text:p>
          </table:table-cell>
          <table:table-cell office:value-type="string">
            <text:p>Creature — Gargoyle 2/2</text:p>
          </table:table-cell>
          <table:table-cell office:value-type="string">
            <text:p>2R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Kormus Bell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ghtning Bolt</text:p>
          </table:table-cell>
          <table:table-cell office:value-type="string">
            <text:p>Instant</text:p>
          </table:table-cell>
          <table:table-cell office:value-type="string">
            <text:p>R</text:p>
          </table:table-cell>
          <table:table-cell office:value-type="string">
            <text:p>Common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ana Flare</text:p>
          </table:table-cell>
          <table:table-cell office:value-type="string">
            <text:p>Enchantment</text:p>
          </table:table-cell>
          <table:table-cell office:value-type="string">
            <text:p>2R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anabarbs</text:p>
          </table:table-cell>
          <table:table-cell office:value-type="string">
            <text:p>Enchantment</text:p>
          </table:table-cell>
          <table:table-cell office:value-type="string">
            <text:p>3R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Nether Shadow</text:p>
          </table:table-cell>
          <table:table-cell office:value-type="string">
            <text:p>Creature — Spirit 1/1</text:p>
          </table:table-cell>
          <table:table-cell office:value-type="string">
            <text:p>BB</text:p>
          </table:table-cell>
          <table:table-cell office:value-type="string">
            <text:p>Rare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od of Ruin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Uncommon</text:p>
          </table:table-cell>
          <table:table-cell office:value-type="string">
            <text:p>Christopher Rus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earled Unicorn</text:p>
          </table:table-cell>
          <table:table-cell office:value-type="string">
            <text:p>Creature — Unicorn 2/2</text:p>
          </table:table-cell>
          <table:table-cell office:value-type="string">
            <text:p>2W</text:p>
          </table:table-cell>
          <table:table-cell office:value-type="string">
            <text:p>Common</text:p>
          </table:table-cell>
          <table:table-cell office:value-type="string">
            <text:p>Cornelius Brudi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nderlust</text:p>
          </table:table-cell>
          <table:table-cell office:value-type="string">
            <text:p>Enchantment — Aura</text:p>
          </table:table-cell>
          <table:table-cell office:value-type="string">
            <text:p>2G</text:p>
          </table:table-cell>
          <table:table-cell office:value-type="string">
            <text:p>Uncommon</text:p>
          </table:table-cell>
          <table:table-cell office:value-type="string">
            <text:p>Cornelius Brudi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astle</text:p>
          </table:table-cell>
          <table:table-cell office:value-type="string">
            <text:p>Enchantment</text:p>
          </table:table-cell>
          <table:table-cell office:value-type="string">
            <text:p>3W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haoslace</text:p>
          </table:table-cell>
          <table:table-cell office:value-type="string">
            <text:p>Instant</text:p>
          </table:table-cell>
          <table:table-cell office:value-type="string">
            <text:p>R</text:p>
          </table:table-cell>
          <table:table-cell office:value-type="string">
            <text:p>Rare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ircle of Protection: Blue</text:p>
          </table:table-cell>
          <table:table-cell office:value-type="string">
            <text:p>Enchantment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ntrol Magic</text:p>
          </table:table-cell>
          <table:table-cell office:value-type="string">
            <text:p>Enchantment — Aura</text:p>
          </table:table-cell>
          <table:table-cell office:value-type="string">
            <text:p>2UU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lashfires</text:p>
          </table:table-cell>
          <table:table-cell office:value-type="string">
            <text:p>Sorcery</text:p>
          </table:table-cell>
          <table:table-cell office:value-type="string">
            <text:p>3R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aea's Liege</text:p>
          </table:table-cell>
          <table:table-cell office:value-type="string">
            <text:p>Creature — Avatar */*</text:p>
          </table:table-cell>
          <table:table-cell office:value-type="string">
            <text:p>3GGG</text:p>
          </table:table-cell>
          <table:table-cell office:value-type="string">
            <text:p>Rare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urricane</text:p>
          </table:table-cell>
          <table:table-cell office:value-type="string">
            <text:p>Sorcery</text:p>
          </table:table-cell>
          <table:table-cell office:value-type="string">
            <text:p>XG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nstill Energy</text:p>
          </table:table-cell>
          <table:table-cell office:value-type="string">
            <text:p>Enchantment — Aura</text:p>
          </table:table-cell>
          <table:table-cell office:value-type="string">
            <text:p>G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feforce</text:p>
          </table:table-cell>
          <table:table-cell office:value-type="string">
            <text:p>Enchantment</text:p>
          </table:table-cell>
          <table:table-cell office:value-type="string">
            <text:p>GG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ana Short</text:p>
          </table:table-cell>
          <table:table-cell office:value-type="string">
            <text:p>Instant</text:p>
          </table:table-cell>
          <table:table-cell office:value-type="string">
            <text:p>2U</text:p>
          </table:table-cell>
          <table:table-cell office:value-type="string">
            <text:p>Rare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hantasmal Terrain</text:p>
          </table:table-cell>
          <table:table-cell office:value-type="string">
            <text:p>Enchantment — Aura</text:p>
          </table:table-cell>
          <table:table-cell office:value-type="string">
            <text:p>UU</text:p>
          </table:table-cell>
          <table:table-cell office:value-type="string">
            <text:p>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egrowth</text:p>
          </table:table-cell>
          <table:table-cell office:value-type="string">
            <text:p>Sorcery</text:p>
          </table:table-cell>
          <table:table-cell office:value-type="string">
            <text:p>1G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everse Damage</text:p>
          </table:table-cell>
          <table:table-cell office:value-type="string">
            <text:p>Instant</text:p>
          </table:table-cell>
          <table:table-cell office:value-type="string">
            <text:p>1WW</text:p>
          </table:table-cell>
          <table:table-cell office:value-type="string">
            <text:p>Rare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oul Net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tone Giant</text:p>
          </table:table-cell>
          <table:table-cell office:value-type="string">
            <text:p>Creature — Giant 3/4</text:p>
          </table:table-cell>
          <table:table-cell office:value-type="string">
            <text:p>2RR</text:p>
          </table:table-cell>
          <table:table-cell office:value-type="string">
            <text:p>Uncommon</text:p>
          </table:table-cell>
          <table:table-cell office:value-type="string">
            <text:p>Dameon Willic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Animate Wall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erserk</text:p>
          </table:table-cell>
          <table:table-cell office:value-type="string">
            <text:p>Instant</text:p>
          </table:table-cell>
          <table:table-cell office:value-type="string">
            <text:p>G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ack Ward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ue Ward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ckatrice</text:p>
          </table:table-cell>
          <table:table-cell office:value-type="string">
            <text:p>Creature — Cockatrice 2/4</text:p>
          </table:table-cell>
          <table:table-cell office:value-type="string">
            <text:p>3GG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eath Ward</text:p>
          </table:table-cell>
          <table:table-cell office:value-type="string">
            <text:p>Instant</text:p>
          </table:table-cell>
          <table:table-cell office:value-type="string">
            <text:p>W</text:p>
          </table:table-cell>
          <table:table-cell office:value-type="string">
            <text:p>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ingus Egg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isrupting Scepter</text:p>
          </table:table-cell>
          <table:table-cell office:value-type="string">
            <text:p>Artifact</text:p>
          </table:table-cell>
          <table:table-cell office:value-type="float" office:value="3">
            <text:p>3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Earth Elemental</text:p>
          </table:table-cell>
          <table:table-cell office:value-type="string">
            <text:p>Creature — Elemental 4/5</text:p>
          </table:table-cell>
          <table:table-cell office:value-type="string">
            <text:p>3RR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Sorcery</text:p>
          </table:table-cell>
          <table:table-cell office:value-type="string">
            <text:p>XR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irebreathing</text:p>
          </table:table-cell>
          <table:table-cell office:value-type="string">
            <text:p>Enchantment — Aura</text:p>
          </table:table-cell>
          <table:table-cell office:value-type="string">
            <text:p>R</text:p>
          </table:table-cell>
          <table:table-cell office:value-type="string">
            <text:p>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orcefield</text:p>
          </table:table-cell>
          <table:table-cell office:value-type="string">
            <text:p>Artifact</text:p>
          </table:table-cell>
          <table:table-cell office:value-type="float" office:value="3">
            <text:p>3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loom</text:p>
          </table:table-cell>
          <table:table-cell office:value-type="string">
            <text:p>Enchantment</text:p>
          </table:table-cell>
          <table:table-cell office:value-type="string">
            <text:p>2B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ray Ogre</text:p>
          </table:table-cell>
          <table:table-cell office:value-type="string">
            <text:p>Creature — Ogre 2/2</text:p>
          </table:table-cell>
          <table:table-cell office:value-type="string">
            <text:p>2R</text:p>
          </table:table-cell>
          <table:table-cell office:value-type="string">
            <text:p>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reen Ward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ealing Salve</text:p>
          </table:table-cell>
          <table:table-cell office:value-type="string">
            <text:p>Instant</text:p>
          </table:table-cell>
          <table:table-cell office:value-type="string">
            <text:p>W</text:p>
          </table:table-cell>
          <table:table-cell office:value-type="string">
            <text:p>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ill Giant</text:p>
          </table:table-cell>
          <table:table-cell office:value-type="string">
            <text:p>Creature — Giant 3/3</text:p>
          </table:table-cell>
          <table:table-cell office:value-type="string">
            <text:p>3R</text:p>
          </table:table-cell>
          <table:table-cell office:value-type="string">
            <text:p>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ce Storm</text:p>
          </table:table-cell>
          <table:table-cell office:value-type="string">
            <text:p>Sorcery</text:p>
          </table:table-cell>
          <table:table-cell office:value-type="string">
            <text:p>2G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ron Star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Jade Statue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Juggernaut</text:p>
          </table:table-cell>
          <table:table-cell office:value-type="string">
            <text:p>Artifact Creature — Juggernaut 5/3</text:p>
          </table:table-cell>
          <table:table-cell office:value-type="float" office:value="4">
            <text:p>4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ahamoti Djinn</text:p>
          </table:table-cell>
          <table:table-cell office:value-type="string">
            <text:p>Creature — Djinn 5/6</text:p>
          </table:table-cell>
          <table:table-cell office:value-type="string">
            <text:p>4UU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x Emerald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x Jet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x Pearl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x Ruby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x Sapphire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Orcish Oriflamme</text:p>
          </table:table-cell>
          <table:table-cell office:value-type="string">
            <text:p>Enchantment</text:p>
          </table:table-cell>
          <table:table-cell office:value-type="string">
            <text:p>3R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ed Ward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esurrection</text:p>
          </table:table-cell>
          <table:table-cell office:value-type="string">
            <text:p>Sorcery</text:p>
          </table:table-cell>
          <table:table-cell office:value-type="string">
            <text:p>2WW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acrifice</text:p>
          </table:table-cell>
          <table:table-cell office:value-type="string">
            <text:p>Instant</text:p>
          </table:table-cell>
          <table:table-cell office:value-type="string">
            <text:p>B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unglasses of Urza</text:p>
          </table:table-cell>
          <table:table-cell office:value-type="string">
            <text:p>Artifact</text:p>
          </table:table-cell>
          <table:table-cell office:value-type="float" office:value="3">
            <text:p>3</text:p>
          </table:table-cell>
          <table:table-cell office:value-type="string">
            <text:p>Rare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wamp</text:p>
          </table:table-cell>
          <table:table-cell office:value-type="string">
            <text:p>Basic Land — Swamp</text:p>
          </table:table-cell>
          <table:table-cell/>
          <table:table-cell office:value-type="string">
            <text:p>Land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hicket Basilisk</text:p>
          </table:table-cell>
          <table:table-cell office:value-type="string">
            <text:p>Creature — Basilisk 2/4</text:p>
          </table:table-cell>
          <table:table-cell office:value-type="string">
            <text:p>3GG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unnel</text:p>
          </table:table-cell>
          <table:table-cell office:value-type="string">
            <text:p>Instant</text:p>
          </table:table-cell>
          <table:table-cell office:value-type="string">
            <text:p>R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Stone</text:p>
          </table:table-cell>
          <table:table-cell office:value-type="string">
            <text:p>Creature — Wall 0/8</text:p>
          </table:table-cell>
          <table:table-cell office:value-type="string">
            <text:p>1RR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hite Ward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Dan Frazi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raw Wurm</text:p>
          </table:table-cell>
          <table:table-cell office:value-type="string">
            <text:p>Creature — Wurm 6/4</text:p>
          </table:table-cell>
          <table:table-cell office:value-type="string">
            <text:p>4GG</text:p>
          </table:table-cell>
          <table:table-cell office:value-type="string">
            <text:p>Common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emonic Attorney</text:p>
          </table:table-cell>
          <table:table-cell office:value-type="string">
            <text:p>Sorcery</text:p>
          </table:table-cell>
          <table:table-cell office:value-type="string">
            <text:p>1BB</text:p>
          </table:table-cell>
          <table:table-cell office:value-type="string">
            <text:p>Rare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ungusaur</text:p>
          </table:table-cell>
          <table:table-cell office:value-type="string">
            <text:p>Creature — Fungus Dinosaur 2/2</text:p>
          </table:table-cell>
          <table:table-cell office:value-type="string">
            <text:p>3G</text:p>
          </table:table-cell>
          <table:table-cell office:value-type="string">
            <text:p>Rare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brary of Leng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ch</text:p>
          </table:table-cell>
          <table:table-cell office:value-type="string">
            <text:p>Enchantment</text:p>
          </table:table-cell>
          <table:table-cell office:value-type="string">
            <text:p>BBBB</text:p>
          </table:table-cell>
          <table:table-cell office:value-type="string">
            <text:p>Rare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avannah Lions</text:p>
          </table:table-cell>
          <table:table-cell office:value-type="string">
            <text:p>Creature — Cat 2/1</text:p>
          </table:table-cell>
          <table:table-cell office:value-type="string">
            <text:p>W</text:p>
          </table:table-cell>
          <table:table-cell office:value-type="string">
            <text:p>Rare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tone Rain</text:p>
          </table:table-cell>
          <table:table-cell office:value-type="string">
            <text:p>Sorcery</text:p>
          </table:table-cell>
          <table:table-cell office:value-type="string">
            <text:p>2R</text:p>
          </table:table-cell>
          <table:table-cell office:value-type="string">
            <text:p>Common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heel of Fortune</text:p>
          </table:table-cell>
          <table:table-cell office:value-type="string">
            <text:p>Sorcery</text:p>
          </table:table-cell>
          <table:table-cell office:value-type="string">
            <text:p>2R</text:p>
          </table:table-cell>
          <table:table-cell office:value-type="string">
            <text:p>Rare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hite Knight</text:p>
          </table:table-cell>
          <table:table-cell office:value-type="string">
            <text:p>Creature — Human Knight 2/2</text:p>
          </table:table-cell>
          <table:table-cell office:value-type="string">
            <text:p>WW</text:p>
          </table:table-cell>
          <table:table-cell office:value-type="string">
            <text:p>Uncommon</text:p>
          </table:table-cell>
          <table:table-cell office:value-type="string">
            <text:p>Daniel Gel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Animate Artifact</text:p>
          </table:table-cell>
          <table:table-cell office:value-type="string">
            <text:p>Enchantment — Aura</text:p>
          </table:table-cell>
          <table:table-cell office:value-type="string">
            <text:p>3U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enalish Hero</text:p>
          </table:table-cell>
          <table:table-cell office:value-type="string">
            <text:p>Creature — Human Soldier 1/1</text:p>
          </table:table-cell>
          <table:table-cell office:value-type="string">
            <text:p>W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ircle of Protection: White</text:p>
          </table:table-cell>
          <table:table-cell office:value-type="string">
            <text:p>Enchantment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ntract from Below</text:p>
          </table:table-cell>
          <table:table-cell office:value-type="string">
            <text:p>Sorcery</text:p>
          </table:table-cell>
          <table:table-cell office:value-type="string">
            <text:p>B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emonic Tutor</text:p>
          </table:table-cell>
          <table:table-cell office:value-type="string">
            <text:p>Sorcery</text:p>
          </table:table-cell>
          <table:table-cell office:value-type="string">
            <text:p>1B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rain Life</text:p>
          </table:table-cell>
          <table:table-cell office:value-type="string">
            <text:p>Sorcery</text:p>
          </table:table-cell>
          <table:table-cell office:value-type="string">
            <text:p>X1B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rain Power</text:p>
          </table:table-cell>
          <table:table-cell office:value-type="string">
            <text:p>Sorcery</text:p>
          </table:table-cell>
          <table:table-cell office:value-type="string">
            <text:p>UU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warven Warriors</text:p>
          </table:table-cell>
          <table:table-cell office:value-type="string">
            <text:p>Creature — Dwarf Warrior 1/1</text:p>
          </table:table-cell>
          <table:table-cell office:value-type="string">
            <text:p>2R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orce of Nature</text:p>
          </table:table-cell>
          <table:table-cell office:value-type="string">
            <text:p>Creature — Elemental 8/8</text:p>
          </table:table-cell>
          <table:table-cell office:value-type="string">
            <text:p>2GGGG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rozen Shade</text:p>
          </table:table-cell>
          <table:table-cell office:value-type="string">
            <text:p>Creature — Shade 0/1</text:p>
          </table:table-cell>
          <table:table-cell office:value-type="string">
            <text:p>2B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lasses of Urza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ypnotic Specter</text:p>
          </table:table-cell>
          <table:table-cell office:value-type="string">
            <text:p>Creature — Specter 2/2</text:p>
          </table:table-cell>
          <table:table-cell office:value-type="string">
            <text:p>1BB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cy Manipulator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untain</text:p>
          </table:table-cell>
          <table:table-cell office:value-type="string">
            <text:p>Basic Land — Mountain</text:p>
          </table:table-cell>
          <table:table-cell/>
          <table:table-cell office:value-type="string">
            <text:p>Land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Northern Paladin</text:p>
          </table:table-cell>
          <table:table-cell office:value-type="string">
            <text:p>Creature — Human Knight 3/3</text:p>
          </table:table-cell>
          <table:table-cell office:value-type="string">
            <text:p>2WW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ower Surge</text:p>
          </table:table-cell>
          <table:table-cell office:value-type="string">
            <text:p>Enchantment</text:p>
          </table:table-cell>
          <table:table-cell office:value-type="string">
            <text:p>RR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rodigal Sorcerer</text:p>
          </table:table-cell>
          <table:table-cell office:value-type="string">
            <text:p>Creature — Human Wizard 1/1</text:p>
          </table:table-cell>
          <table:table-cell office:value-type="string">
            <text:p>2U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sionic Blast</text:p>
          </table:table-cell>
          <table:table-cell office:value-type="string">
            <text:p>Instant</text:p>
          </table:table-cell>
          <table:table-cell office:value-type="string">
            <text:p>2U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ighteousness</text:p>
          </table:table-cell>
          <table:table-cell office:value-type="string">
            <text:p>Instant</text:p>
          </table:table-cell>
          <table:table-cell office:value-type="string">
            <text:p>W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erra Angel</text:p>
          </table:table-cell>
          <table:table-cell office:value-type="string">
            <text:p>Creature — Angel 4/4</text:p>
          </table:table-cell>
          <table:table-cell office:value-type="string">
            <text:p>3WW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ranquility</text:p>
          </table:table-cell>
          <table:table-cell office:value-type="string">
            <text:p>Sorcery</text:p>
          </table:table-cell>
          <table:table-cell office:value-type="string">
            <text:p>2G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Unholy Strength</text:p>
          </table:table-cell>
          <table:table-cell office:value-type="string">
            <text:p>Enchantment — Aura</text:p>
          </table:table-cell>
          <table:table-cell office:value-type="string">
            <text:p>B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Unsummon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Uthden Troll</text:p>
          </table:table-cell>
          <table:table-cell office:value-type="string">
            <text:p>Creature — Troll 2/2</text:p>
          </table:table-cell>
          <table:table-cell office:value-type="string">
            <text:p>2R</text:p>
          </table:table-cell>
          <table:table-cell office:value-type="string">
            <text:p>Un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Veteran Bodyguard</text:p>
          </table:table-cell>
          <table:table-cell office:value-type="string">
            <text:p>Creature — Human 2/5</text:p>
          </table:table-cell>
          <table:table-cell office:value-type="string">
            <text:p>3WW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Volcanic Eruption</text:p>
          </table:table-cell>
          <table:table-cell office:value-type="string">
            <text:p>Sorcery</text:p>
          </table:table-cell>
          <table:table-cell office:value-type="string">
            <text:p>XUUU</text:p>
          </table:table-cell>
          <table:table-cell office:value-type="string">
            <text:p>Rare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eakness</text:p>
          </table:table-cell>
          <table:table-cell office:value-type="string">
            <text:p>Enchantment — Aura</text:p>
          </table:table-cell>
          <table:table-cell office:value-type="string">
            <text:p>B</text:p>
          </table:table-cell>
          <table:table-cell office:value-type="string">
            <text:p>Common</text:p>
          </table:table-cell>
          <table:table-cell office:value-type="string">
            <text:p>Douglas Schul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lockwork Beast</text:p>
          </table:table-cell>
          <table:table-cell office:value-type="string">
            <text:p>Artifact Creature — Beast 0/4</text:p>
          </table:table-cell>
          <table:table-cell office:value-type="float" office:value="6">
            <text:p>6</text:p>
          </table:table-cell>
          <table:table-cell office:value-type="string">
            <text:p>Rare</text:p>
          </table:table-cell>
          <table:table-cell office:value-type="string">
            <text:p>Drew Tuck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lateau</text:p>
          </table:table-cell>
          <table:table-cell office:value-type="string">
            <text:p>Land — Mountain Plains</text:p>
          </table:table-cell>
          <table:table-cell/>
          <table:table-cell office:value-type="string">
            <text:p>Rare</text:p>
          </table:table-cell>
          <table:table-cell office:value-type="string">
            <text:p>Drew Tuck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ower Leak</text:p>
          </table:table-cell>
          <table:table-cell office:value-type="string">
            <text:p>Enchantment — Aura</text:p>
          </table:table-cell>
          <table:table-cell office:value-type="string">
            <text:p>1U</text:p>
          </table:table-cell>
          <table:table-cell office:value-type="string">
            <text:p>Common</text:p>
          </table:table-cell>
          <table:table-cell office:value-type="string">
            <text:p>Drew Tuck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tasis</text:p>
          </table:table-cell>
          <table:table-cell office:value-type="string">
            <text:p>Enchantment</text:p>
          </table:table-cell>
          <table:table-cell office:value-type="string">
            <text:p>1U</text:p>
          </table:table-cell>
          <table:table-cell office:value-type="string">
            <text:p>Rare</text:p>
          </table:table-cell>
          <table:table-cell office:value-type="string">
            <text:p>Fay Jon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Aspect of Wolf</text:p>
          </table:table-cell>
          <table:table-cell office:value-type="string">
            <text:p>Enchantment — Aura</text:p>
          </table:table-cell>
          <table:table-cell office:value-type="string">
            <text:p>1G</text:p>
          </table:table-cell>
          <table:table-cell office:value-type="string">
            <text:p>Rare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ack Knight</text:p>
          </table:table-cell>
          <table:table-cell office:value-type="string">
            <text:p>Creature — Human Knight 2/2</text:p>
          </table:table-cell>
          <table:table-cell office:value-type="string">
            <text:p>BB</text:p>
          </table:table-cell>
          <table:table-cell office:value-type="string">
            <text:p>Un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og Wraith</text:p>
          </table:table-cell>
          <table:table-cell office:value-type="string">
            <text:p>Creature — Wraith 3/3</text:p>
          </table:table-cell>
          <table:table-cell office:value-type="string">
            <text:p>3B</text:p>
          </table:table-cell>
          <table:table-cell office:value-type="string">
            <text:p>Un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nsecrate Land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rizzly Bears</text:p>
          </table:table-cell>
          <table:table-cell office:value-type="string">
            <text:p>Creature — Bear 2/2</text:p>
          </table:table-cell>
          <table:table-cell office:value-type="string">
            <text:p>1G</text:p>
          </table:table-cell>
          <table:table-cell office:value-type="string">
            <text:p>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erfolk of the Pearl Trident</text:p>
          </table:table-cell>
          <table:table-cell office:value-type="string">
            <text:p>Creature — Merfolk 1/1</text:p>
          </table:table-cell>
          <table:table-cell office:value-type="string">
            <text:p>U</text:p>
          </table:table-cell>
          <table:table-cell office:value-type="string">
            <text:p>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ons's Goblin Raiders</text:p>
          </table:table-cell>
          <table:table-cell office:value-type="string">
            <text:p>Creature — Goblin 1/1</text:p>
          </table:table-cell>
          <table:table-cell office:value-type="string">
            <text:p>R</text:p>
          </table:table-cell>
          <table:table-cell office:value-type="string">
            <text:p>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aise Dead</text:p>
          </table:table-cell>
          <table:table-cell office:value-type="string">
            <text:p>Sorcery</text:p>
          </table:table-cell>
          <table:table-cell office:value-type="string">
            <text:p>B</text:p>
          </table:table-cell>
          <table:table-cell office:value-type="string">
            <text:p>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ock Hydra</text:p>
          </table:table-cell>
          <table:table-cell office:value-type="string">
            <text:p>Creature — Hydra 0/0</text:p>
          </table:table-cell>
          <table:table-cell office:value-type="string">
            <text:p>XRR</text:p>
          </table:table-cell>
          <table:table-cell office:value-type="string">
            <text:p>Rare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cavenging Ghoul</text:p>
          </table:table-cell>
          <table:table-cell office:value-type="string">
            <text:p>Creature — Zombie 2/2</text:p>
          </table:table-cell>
          <table:table-cell office:value-type="string">
            <text:p>3B</text:p>
          </table:table-cell>
          <table:table-cell office:value-type="string">
            <text:p>Un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ea Serpent</text:p>
          </table:table-cell>
          <table:table-cell office:value-type="string">
            <text:p>Creature — Serpent 5/5</text:p>
          </table:table-cell>
          <table:table-cell office:value-type="string">
            <text:p>5U</text:p>
          </table:table-cell>
          <table:table-cell office:value-type="string">
            <text:p>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edge Troll</text:p>
          </table:table-cell>
          <table:table-cell office:value-type="string">
            <text:p>Creature — Troll 2/2</text:p>
          </table:table-cell>
          <table:table-cell office:value-type="string">
            <text:p>2R</text:p>
          </table:table-cell>
          <table:table-cell office:value-type="string">
            <text:p>Rare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words to Plowshares</text:p>
          </table:table-cell>
          <table:table-cell office:value-type="string">
            <text:p>Instant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r Mammoth</text:p>
          </table:table-cell>
          <table:table-cell office:value-type="string">
            <text:p>Creature — Elephant 3/3</text:p>
          </table:table-cell>
          <table:table-cell office:value-type="string">
            <text:p>3G</text:p>
          </table:table-cell>
          <table:table-cell office:value-type="string">
            <text:p>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ter Elemental</text:p>
          </table:table-cell>
          <table:table-cell office:value-type="string">
            <text:p>Creature — Elemental 5/4</text:p>
          </table:table-cell>
          <table:table-cell office:value-type="string">
            <text:p>3UU</text:p>
          </table:table-cell>
          <table:table-cell office:value-type="string">
            <text:p>Uncommon</text:p>
          </table:table-cell>
          <table:table-cell office:value-type="string">
            <text:p>Jeff A. Menge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table:style-name="ce3" office:value-type="string">
            <text:p>Zombie Master</text:p>
          </table:table-cell>
          <table:table-cell table:style-name="ce6" office:value-type="string">
            <text:p>Creature — Zombie 2/3</text:p>
          </table:table-cell>
          <table:table-cell table:style-name="ce6" office:value-type="string">
            <text:p>1BB</text:p>
          </table:table-cell>
          <table:table-cell table:style-name="ce6" office:value-type="string">
            <text:p>Rare</text:p>
          </table:table-cell>
          <table:table-cell table:style-name="ce6" office:value-type="string">
            <text:p>Jeff A. Menges</text:p>
          </table:table-cell>
          <table:table-cell table:style-name="ce9" office:value-type="string">
            <text:p>Limited Edition Alpha</text:p>
          </table:table-cell>
        </table:table-row>
        <table:table-row table:style-name="ro1">
          <table:table-cell office:value-type="string">
            <text:p>Armageddon</text:p>
          </table:table-cell>
          <table:table-cell office:value-type="string">
            <text:p>Sorcery</text:p>
          </table:table-cell>
          <table:table-cell office:value-type="string">
            <text:p>3W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ad Moon</text:p>
          </table:table-cell>
          <table:table-cell office:value-type="string">
            <text:p>Enchantment</text:p>
          </table:table-cell>
          <table:table-cell office:value-type="string">
            <text:p>1B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asalt Monolith</text:p>
          </table:table-cell>
          <table:table-cell office:value-type="string">
            <text:p>Artifact</text:p>
          </table:table-cell>
          <table:table-cell office:value-type="float" office:value="3">
            <text:p>3</text:p>
          </table:table-cell>
          <table:table-cell office:value-type="string">
            <text:p>Un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Land — Swamp Forest</text:p>
          </table:table-cell>
          <table:table-cell/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amouflage</text:p>
          </table:table-cell>
          <table:table-cell office:value-type="string">
            <text:p>Instant</text:p>
          </table:table-cell>
          <table:table-cell office:value-type="string">
            <text:p>G</text:p>
          </table:table-cell>
          <table:table-cell office:value-type="string">
            <text:p>Un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nversion</text:p>
          </table:table-cell>
          <table:table-cell office:value-type="string">
            <text:p>Enchantment</text:p>
          </table:table-cell>
          <table:table-cell office:value-type="string">
            <text:p>2WW</text:p>
          </table:table-cell>
          <table:table-cell office:value-type="string">
            <text:p>Un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ursed Land</text:p>
          </table:table-cell>
          <table:table-cell office:value-type="string">
            <text:p>Enchantment — Aura</text:p>
          </table:table-cell>
          <table:table-cell office:value-type="string">
            <text:p>2BB</text:p>
          </table:table-cell>
          <table:table-cell office:value-type="string">
            <text:p>Un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emonic Hordes</text:p>
          </table:table-cell>
          <table:table-cell office:value-type="string">
            <text:p>Creature — Demon 5/5</text:p>
          </table:table-cell>
          <table:table-cell office:value-type="string">
            <text:p>3BBB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string">
            <text:p>Instant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oblin King</text:p>
          </table:table-cell>
          <table:table-cell office:value-type="string">
            <text:p>Creature — Goblin 2/2</text:p>
          </table:table-cell>
          <table:table-cell office:value-type="string">
            <text:p>1RR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ronroot Treefolk</text:p>
          </table:table-cell>
          <table:table-cell office:value-type="string">
            <text:p>Creature — Treefolk 3/5</text:p>
          </table:table-cell>
          <table:table-cell office:value-type="string">
            <text:p>4G</text:p>
          </table:table-cell>
          <table:table-cell office:value-type="string">
            <text:p>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iving Lands</text:p>
          </table:table-cell>
          <table:table-cell office:value-type="string">
            <text:p>Enchantment</text:p>
          </table:table-cell>
          <table:table-cell office:value-type="string">
            <text:p>3G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Obsianus Golem</text:p>
          </table:table-cell>
          <table:table-cell office:value-type="string">
            <text:p>Artifact Creature — Golem 4/6</text:p>
          </table:table-cell>
          <table:table-cell office:value-type="float" office:value="6">
            <text:p>6</text:p>
          </table:table-cell>
          <table:table-cell office:value-type="string">
            <text:p>Un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estilence</text:p>
          </table:table-cell>
          <table:table-cell office:value-type="string">
            <text:p>Enchantment</text:p>
          </table:table-cell>
          <table:table-cell office:value-type="string">
            <text:p>2BB</text:p>
          </table:table-cell>
          <table:table-cell office:value-type="string">
            <text:p>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hantom Monster</text:p>
          </table:table-cell>
          <table:table-cell office:value-type="string">
            <text:p>Creature — Illusion 3/3</text:p>
          </table:table-cell>
          <table:table-cell office:value-type="string">
            <text:p>3U</text:p>
          </table:table-cell>
          <table:table-cell office:value-type="string">
            <text:p>Un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lains</text:p>
          </table:table-cell>
          <table:table-cell office:value-type="string">
            <text:p>Basic Land — Plains</text:p>
          </table:table-cell>
          <table:table-cell/>
          <table:table-cell office:value-type="string">
            <text:p>Land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cathe Zombies</text:p>
          </table:table-cell>
          <table:table-cell office:value-type="string">
            <text:p>Creature — Zombie 2/2</text:p>
          </table:table-cell>
          <table:table-cell office:value-type="string">
            <text:p>2B</text:p>
          </table:table-cell>
          <table:table-cell office:value-type="string">
            <text:p>Common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crubland</text:p>
          </table:table-cell>
          <table:table-cell office:value-type="string">
            <text:p>Land — Plains Swamp</text:p>
          </table:table-cell>
          <table:table-cell/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moke</text:p>
          </table:table-cell>
          <table:table-cell office:value-type="string">
            <text:p>Enchantment</text:p>
          </table:table-cell>
          <table:table-cell office:value-type="string">
            <text:p>RR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undra</text:p>
          </table:table-cell>
          <table:table-cell office:value-type="string">
            <text:p>Land — Plains Island</text:p>
          </table:table-cell>
          <table:table-cell/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ill-O'-The-Wisp</text:p>
          </table:table-cell>
          <table:table-cell office:value-type="string">
            <text:p>Creature — Spirit 0/1</text:p>
          </table:table-cell>
          <table:table-cell office:value-type="string">
            <text:p>B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ord of Command</text:p>
          </table:table-cell>
          <table:table-cell office:value-type="string">
            <text:p>Instant</text:p>
          </table:table-cell>
          <table:table-cell office:value-type="string">
            <text:p>BB</text:p>
          </table:table-cell>
          <table:table-cell office:value-type="string">
            <text:p>Rare</text:p>
          </table:table-cell>
          <table:table-cell office:value-type="string">
            <text:p>Jesper Myrfor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essing</text:p>
          </table:table-cell>
          <table:table-cell office:value-type="string">
            <text:p>Enchantment — Aura</text:p>
          </table:table-cell>
          <table:table-cell office:value-type="string">
            <text:p>WW</text:p>
          </table:table-cell>
          <table:table-cell office:value-type="string">
            <text:p>Rare</text:p>
          </table:table-cell>
          <table:table-cell office:value-type="string">
            <text:p>Julie Baro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Creature — Shapeshifter 0/0</text:p>
          </table:table-cell>
          <table:table-cell office:value-type="string">
            <text:p>3U</text:p>
          </table:table-cell>
          <table:table-cell office:value-type="string">
            <text:p>Uncommon</text:p>
          </table:table-cell>
          <table:table-cell office:value-type="string">
            <text:p>Julie Baro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agical Hack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Rare</text:p>
          </table:table-cell>
          <table:table-cell office:value-type="string">
            <text:p>Julie Baro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ind Twist</text:p>
          </table:table-cell>
          <table:table-cell office:value-type="string">
            <text:p>Sorcery</text:p>
          </table:table-cell>
          <table:table-cell office:value-type="string">
            <text:p>XB</text:p>
          </table:table-cell>
          <table:table-cell office:value-type="string">
            <text:p>Rare</text:p>
          </table:table-cell>
          <table:table-cell office:value-type="string">
            <text:p>Julie Baroh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warven Demolition Team</text:p>
          </table:table-cell>
          <table:table-cell office:value-type="string">
            <text:p>Creature — Dwarf 1/1</text:p>
          </table:table-cell>
          <table:table-cell office:value-type="string">
            <text:p>2R</text:p>
          </table:table-cell>
          <table:table-cell office:value-type="string">
            <text:p>Uncommon</text:p>
          </table:table-cell>
          <table:table-cell office:value-type="string">
            <text:p>Kev Brockschmidt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Keldon Warlord</text:p>
          </table:table-cell>
          <table:table-cell office:value-type="string">
            <text:p>Creature — Human Barbarian */*</text:p>
          </table:table-cell>
          <table:table-cell office:value-type="string">
            <text:p>2RR</text:p>
          </table:table-cell>
          <table:table-cell office:value-type="string">
            <text:p>Uncommon</text:p>
          </table:table-cell>
          <table:table-cell office:value-type="string">
            <text:p>Kev Brockschmidt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ersonal Incarnation</text:p>
          </table:table-cell>
          <table:table-cell office:value-type="string">
            <text:p>Creature — Avatar Incarnation 6/6</text:p>
          </table:table-cell>
          <table:table-cell office:value-type="string">
            <text:p>3WWW</text:p>
          </table:table-cell>
          <table:table-cell office:value-type="string">
            <text:p>Rare</text:p>
          </table:table-cell>
          <table:table-cell office:value-type="string">
            <text:p>Kev Brockschmidt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Verduran Enchantress</text:p>
          </table:table-cell>
          <table:table-cell office:value-type="string">
            <text:p>Creature — Human Druid 0/2</text:p>
          </table:table-cell>
          <table:table-cell office:value-type="string">
            <text:p>1GG</text:p>
          </table:table-cell>
          <table:table-cell office:value-type="string">
            <text:p>Rare</text:p>
          </table:table-cell>
          <table:table-cell office:value-type="string">
            <text:p>Kev Brockschmidt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Ancestral Recall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alance</text:p>
          </table:table-cell>
          <table:table-cell office:value-type="string">
            <text:p>Sorcery</text:p>
          </table:table-cell>
          <table:table-cell office:value-type="string">
            <text:p>1W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irds of Paradise</text:p>
          </table:table-cell>
          <table:table-cell office:value-type="string">
            <text:p>Creature — Bird 0/1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urrowing</text:p>
          </table:table-cell>
          <table:table-cell office:value-type="string">
            <text:p>Enchantment — Aura</text:p>
          </table:table-cell>
          <table:table-cell office:value-type="string">
            <text:p>R</text:p>
          </table:table-cell>
          <table:table-cell office:value-type="string">
            <text:p>Un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ounterspell</text:p>
          </table:table-cell>
          <table:table-cell office:value-type="string">
            <text:p>Instant</text:p>
          </table:table-cell>
          <table:table-cell office:value-type="string">
            <text:p>UU</text:p>
          </table:table-cell>
          <table:table-cell office:value-type="string">
            <text:p>Un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rusade</text:p>
          </table:table-cell>
          <table:table-cell office:value-type="string">
            <text:p>Enchantment</text:p>
          </table:table-cell>
          <table:table-cell office:value-type="string">
            <text:p>WW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armstead</text:p>
          </table:table-cell>
          <table:table-cell office:value-type="string">
            <text:p>Enchantment — Aura</text:p>
          </table:table-cell>
          <table:table-cell office:value-type="string">
            <text:p>WWW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astbond</text:p>
          </table:table-cell>
          <table:table-cell office:value-type="string">
            <text:p>Enchantment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ear</text:p>
          </table:table-cell>
          <table:table-cell office:value-type="string">
            <text:p>Enchantment — Aura</text:p>
          </table:table-cell>
          <table:table-cell office:value-type="string">
            <text:p>BB</text:p>
          </table:table-cell>
          <table:table-cell office:value-type="string">
            <text:p>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owl from Beyond</text:p>
          </table:table-cell>
          <table:table-cell office:value-type="string">
            <text:p>Instant</text:p>
          </table:table-cell>
          <table:table-cell office:value-type="string">
            <text:p>XB</text:p>
          </table:table-cell>
          <table:table-cell office:value-type="string">
            <text:p>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owling Mine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Basic Land — Island</text:p>
          </table:table-cell>
          <table:table-cell/>
          <table:table-cell office:value-type="string">
            <text:p>Land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Island Sanctuary</text:p>
          </table:table-cell>
          <table:table-cell office:value-type="string">
            <text:p>Enchantment</text:p>
          </table:table-cell>
          <table:table-cell office:value-type="string">
            <text:p>1W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Jump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Kudzu</text:p>
          </table:table-cell>
          <table:table-cell office:value-type="string">
            <text:p>Enchantment — Aura</text:p>
          </table:table-cell>
          <table:table-cell office:value-type="string">
            <text:p>1GG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Natural Selection</text:p>
          </table:table-cell>
          <table:table-cell office:value-type="string">
            <text:p>Instant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hantasmal Forces</text:p>
          </table:table-cell>
          <table:table-cell office:value-type="string">
            <text:p>Creature — Illusion 4/1</text:p>
          </table:table-cell>
          <table:table-cell office:value-type="string">
            <text:p>3U</text:p>
          </table:table-cell>
          <table:table-cell office:value-type="string">
            <text:p>Un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imulacrum</text:p>
          </table:table-cell>
          <table:table-cell office:value-type="string">
            <text:p>Instant</text:p>
          </table:table-cell>
          <table:table-cell office:value-type="string">
            <text:p>1B</text:p>
          </table:table-cell>
          <table:table-cell office:value-type="string">
            <text:p>Un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leight of Mind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tream of Life</text:p>
          </table:table-cell>
          <table:table-cell office:value-type="string">
            <text:p>Sorcery</text:p>
          </table:table-cell>
          <table:table-cell office:value-type="string">
            <text:p>XG</text:p>
          </table:table-cell>
          <table:table-cell office:value-type="string">
            <text:p>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houghtlace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ropical Island</text:p>
          </table:table-cell>
          <table:table-cell office:value-type="string">
            <text:p>Land — Forest Island</text:p>
          </table:table-cell>
          <table:table-cell/>
          <table:table-cell office:value-type="string">
            <text:p>Rare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ild Growth</text:p>
          </table:table-cell>
          <table:table-cell office:value-type="string">
            <text:p>Enchantment — Aura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Mark Poole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raingeyser</text:p>
          </table:table-cell>
          <table:table-cell office:value-type="string">
            <text:p>Sorcery</text:p>
          </table:table-cell>
          <table:table-cell office:value-type="string">
            <text:p>XUU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haos Orb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ireball</text:p>
          </table:table-cell>
          <table:table-cell office:value-type="string">
            <text:p>Sorcery</text:p>
          </table:table-cell>
          <table:table-cell office:value-type="string">
            <text:p>XR</text:p>
          </table:table-cell>
          <table:table-cell office:value-type="string">
            <text:p>Common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elm of Chatzuk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Jayemdae Tome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ord of the Pit</text:p>
          </table:table-cell>
          <table:table-cell office:value-type="string">
            <text:p>Creature — Demon 7/7</text:p>
          </table:table-cell>
          <table:table-cell office:value-type="string">
            <text:p>4BBB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ana Vault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Nevinyrral's Disk</text:p>
          </table:table-cell>
          <table:table-cell office:value-type="string">
            <text:p>Artifact</text:p>
          </table:table-cell>
          <table:table-cell office:value-type="float" office:value="4">
            <text:p>4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ol Ring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ime Vault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imetwister</text:p>
          </table:table-cell>
          <table:table-cell office:value-type="string">
            <text:p>Sorcery</text:p>
          </table:table-cell>
          <table:table-cell office:value-type="string">
            <text:p>2U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Swords</text:p>
          </table:table-cell>
          <table:table-cell office:value-type="string">
            <text:p>Creature — Wall 3/5</text:p>
          </table:table-cell>
          <table:table-cell office:value-type="string">
            <text:p>3W</text:p>
          </table:table-cell>
          <table:table-cell office:value-type="string">
            <text:p>Uncommon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Wood</text:p>
          </table:table-cell>
          <table:table-cell office:value-type="string">
            <text:p>Creature — Wall 0/3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inter Orb</text:p>
          </table:table-cell>
          <table:table-cell office:value-type="string">
            <text:p>Artifact</text:p>
          </table:table-cell>
          <table:table-cell office:value-type="float" office:value="2">
            <text:p>2</text:p>
          </table:table-cell>
          <table:table-cell office:value-type="string">
            <text:p>Rare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ooden Sphere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Mark Tedi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ire Elemental</text:p>
          </table:table-cell>
          <table:table-cell office:value-type="string">
            <text:p>Creature — Elemental 5/4</text:p>
          </table:table-cell>
          <table:table-cell office:value-type="string">
            <text:p>3RR</text:p>
          </table:table-cell>
          <table:table-cell office:value-type="string">
            <text:p>Uncommon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Holy Armor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Common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ord of Atlantis</text:p>
          </table:table-cell>
          <table:table-cell office:value-type="string">
            <text:p>Creature — Merfolk 2/2</text:p>
          </table:table-cell>
          <table:table-cell office:value-type="string">
            <text:p>UU</text:p>
          </table:table-cell>
          <table:table-cell office:value-type="string">
            <text:p>Rare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esa Pegasus</text:p>
          </table:table-cell>
          <table:table-cell office:value-type="string">
            <text:p>Creature — Pegasus 1/1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Nightmare</text:p>
          </table:table-cell>
          <table:table-cell office:value-type="string">
            <text:p>Creature — Nightmare Horse */*</text:p>
          </table:table-cell>
          <table:table-cell office:value-type="string">
            <text:p>5B</text:p>
          </table:table-cell>
          <table:table-cell office:value-type="string">
            <text:p>Rare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hivan Dragon</text:p>
          </table:table-cell>
          <table:table-cell office:value-type="string">
            <text:p>Creature — Dragon 5/5</text:p>
          </table:table-cell>
          <table:table-cell office:value-type="string">
            <text:p>4RR</text:p>
          </table:table-cell>
          <table:table-cell office:value-type="string">
            <text:p>Rare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imber Wolves</text:p>
          </table:table-cell>
          <table:table-cell office:value-type="string">
            <text:p>Creature — Wolf 1/1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Melissa Benson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arkpact</text:p>
          </table:table-cell>
          <table:table-cell office:value-type="string">
            <text:p>Sorcery</text:p>
          </table:table-cell>
          <table:table-cell office:value-type="string">
            <text:p>BBB</text:p>
          </table:table-cell>
          <table:table-cell office:value-type="string">
            <text:p>Rare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Earthbind</text:p>
          </table:table-cell>
          <table:table-cell office:value-type="string">
            <text:p>Enchantment — Aura</text:p>
          </table:table-cell>
          <table:table-cell office:value-type="string">
            <text:p>R</text:p>
          </table:table-cell>
          <table:table-cell office:value-type="string">
            <text:p>Common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Feedback</text:p>
          </table:table-cell>
          <table:table-cell office:value-type="string">
            <text:p>Enchantment — Aura</text:p>
          </table:table-cell>
          <table:table-cell office:value-type="string">
            <text:p>2U</text:p>
          </table:table-cell>
          <table:table-cell office:value-type="string">
            <text:p>Uncommon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Meekstone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Rare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Nettling Imp</text:p>
          </table:table-cell>
          <table:table-cell office:value-type="string">
            <text:p>Creature — Imp 1/1</text:p>
          </table:table-cell>
          <table:table-cell office:value-type="string">
            <text:p>2B</text:p>
          </table:table-cell>
          <table:table-cell office:value-type="string">
            <text:p>Uncommon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egeneration</text:p>
          </table:table-cell>
          <table:table-cell office:value-type="string">
            <text:p>Enchantment — Aura</text:p>
          </table:table-cell>
          <table:table-cell office:value-type="string">
            <text:p>1G</text:p>
          </table:table-cell>
          <table:table-cell office:value-type="string">
            <text:p>Common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Vesuvan Doppelganger</text:p>
          </table:table-cell>
          <table:table-cell office:value-type="string">
            <text:p>Creature — Shapeshifter 0/0</text:p>
          </table:table-cell>
          <table:table-cell office:value-type="string">
            <text:p>3UU</text:p>
          </table:table-cell>
          <table:table-cell office:value-type="string">
            <text:p>Rare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rath of God</text:p>
          </table:table-cell>
          <table:table-cell office:value-type="string">
            <text:p>Sorcery</text:p>
          </table:table-cell>
          <table:table-cell office:value-type="string">
            <text:p>2WW</text:p>
          </table:table-cell>
          <table:table-cell office:value-type="string">
            <text:p>Rare</text:p>
          </table:table-cell>
          <table:table-cell office:value-type="string">
            <text:p>Quinton Hoov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Air Elemental</text:p>
          </table:table-cell>
          <table:table-cell office:value-type="string">
            <text:p>Creature — Elemental 4/4</text:p>
          </table:table-cell>
          <table:table-cell office:value-type="string">
            <text:p>3UU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ack Vise</text:p>
          </table:table-cell>
          <table:table-cell office:value-type="string">
            <text:p>Artifact</text:p>
          </table:table-cell>
          <table:table-cell office:value-type="float" office:value="1">
            <text:p>1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aze of Glory</text:p>
          </table:table-cell>
          <table:table-cell office:value-type="string">
            <text:p>Instant</text:p>
          </table:table-cell>
          <table:table-cell office:value-type="string">
            <text:p>W</text:p>
          </table:table-cell>
          <table:table-cell office:value-type="string">
            <text:p>Rare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lue Elemental Blast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string">
            <text:p>Sorcery</text:p>
          </table:table-cell>
          <table:table-cell office:value-type="string">
            <text:p>GG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Enchantment</text:p>
          </table:table-cell>
          <table:table-cell office:value-type="string">
            <text:p>2WW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ower Sink</text:p>
          </table:table-cell>
          <table:table-cell office:value-type="string">
            <text:p>Instant</text:p>
          </table:table-cell>
          <table:table-cell office:value-type="string">
            <text:p>XU</text:p>
          </table:table-cell>
          <table:table-cell office:value-type="string">
            <text:p>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ed Elemental Blast</text:p>
          </table:table-cell>
          <table:table-cell office:value-type="string">
            <text:p>Instant</text:p>
          </table:table-cell>
          <table:table-cell office:value-type="string">
            <text:p>R</text:p>
          </table:table-cell>
          <table:table-cell office:value-type="string">
            <text:p>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sunami</text:p>
          </table:table-cell>
          <table:table-cell office:value-type="string">
            <text:p>Sorcery</text:p>
          </table:table-cell>
          <table:table-cell office:value-type="string">
            <text:p>3G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Air</text:p>
          </table:table-cell>
          <table:table-cell office:value-type="string">
            <text:p>Creature — Wall 1/5</text:p>
          </table:table-cell>
          <table:table-cell office:value-type="string">
            <text:p>1UU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Fire</text:p>
          </table:table-cell>
          <table:table-cell office:value-type="string">
            <text:p>Creature — Wall 0/5</text:p>
          </table:table-cell>
          <table:table-cell office:value-type="string">
            <text:p>1RR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Ice</text:p>
          </table:table-cell>
          <table:table-cell office:value-type="string">
            <text:p>Creature — Wall 0/7</text:p>
          </table:table-cell>
          <table:table-cell office:value-type="string">
            <text:p>2G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all of Water</text:p>
          </table:table-cell>
          <table:table-cell office:value-type="string">
            <text:p>Creature — Wall 0/5</text:p>
          </table:table-cell>
          <table:table-cell office:value-type="string">
            <text:p>1UU</text:p>
          </table:table-cell>
          <table:table-cell office:value-type="string">
            <text:p>Uncommon</text:p>
          </table:table-cell>
          <table:table-cell office:value-type="string">
            <text:p>Richard Thomas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Badlands</text:p>
          </table:table-cell>
          <table:table-cell office:value-type="string">
            <text:p>Land — Swamp Mountain</text:p>
          </table:table-cell>
          <table:table-cell/>
          <table:table-cell office:value-type="string">
            <text:p>Rare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ance</text:p>
          </table:table-cell>
          <table:table-cell office:value-type="string">
            <text:p>Enchantment — Aura</text:p>
          </table:table-cell>
          <table:table-cell office:value-type="string">
            <text:p>W</text:p>
          </table:table-cell>
          <table:table-cell office:value-type="string">
            <text:p>Uncommon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avannah</text:p>
          </table:table-cell>
          <table:table-cell office:value-type="string">
            <text:p>Land — Forest Plains</text:p>
          </table:table-cell>
          <table:table-cell/>
          <table:table-cell office:value-type="string">
            <text:p>Rare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aiga</text:p>
          </table:table-cell>
          <table:table-cell office:value-type="string">
            <text:p>Land — Mountain Forest</text:p>
          </table:table-cell>
          <table:table-cell/>
          <table:table-cell office:value-type="string">
            <text:p>Rare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widdle</text:p>
          </table:table-cell>
          <table:table-cell office:value-type="string">
            <text:p>Instant</text:p>
          </table:table-cell>
          <table:table-cell office:value-type="string">
            <text:p>U</text:p>
          </table:table-cell>
          <table:table-cell office:value-type="string">
            <text:p>Common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Underground Sea</text:p>
          </table:table-cell>
          <table:table-cell office:value-type="string">
            <text:p>Land — Island Swamp</text:p>
          </table:table-cell>
          <table:table-cell/>
          <table:table-cell office:value-type="string">
            <text:p>Rare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Web</text:p>
          </table:table-cell>
          <table:table-cell office:value-type="string">
            <text:p>Enchantment — Aura</text:p>
          </table:table-cell>
          <table:table-cell office:value-type="string">
            <text:p>G</text:p>
          </table:table-cell>
          <table:table-cell office:value-type="string">
            <text:p>Rare</text:p>
          </table:table-cell>
          <table:table-cell office:value-type="string">
            <text:p>Rob Alexand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error</text:p>
          </table:table-cell>
          <table:table-cell office:value-type="string">
            <text:p>Instant</text:p>
          </table:table-cell>
          <table:table-cell office:value-type="string">
            <text:p>1B</text:p>
          </table:table-cell>
          <table:table-cell office:value-type="string">
            <text:p>Common</text:p>
          </table:table-cell>
          <table:table-cell office:value-type="string">
            <text:p>Ron Spencer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Circle of Protection: Green</text:p>
          </table:table-cell>
          <table:table-cell office:value-type="string">
            <text:p>Enchantment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ark Ritual</text:p>
          </table:table-cell>
          <table:table-cell office:value-type="string">
            <text:p>Instant</text:p>
          </table:table-cell>
          <table:table-cell office:value-type="string">
            <text:p>B</text:p>
          </table:table-cell>
          <table:table-cell office:value-type="string">
            <text:p>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eathlace</text:p>
          </table:table-cell>
          <table:table-cell office:value-type="string">
            <text:p>Instant</text:p>
          </table:table-cell>
          <table:table-cell office:value-type="string">
            <text:p>B</text:p>
          </table:table-cell>
          <table:table-cell office:value-type="string">
            <text:p>Rare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Drudge Skeletons</text:p>
          </table:table-cell>
          <table:table-cell office:value-type="string">
            <text:p>Creature — Skeleton 1/1</text:p>
          </table:table-cell>
          <table:table-cell office:value-type="string">
            <text:p>1B</text:p>
          </table:table-cell>
          <table:table-cell office:value-type="string">
            <text:p>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Evil Presence</text:p>
          </table:table-cell>
          <table:table-cell office:value-type="string">
            <text:p>Enchantment — Aura</text:p>
          </table:table-cell>
          <table:table-cell office:value-type="string">
            <text:p>B</text:p>
          </table:table-cell>
          <table:table-cell office:value-type="string">
            <text:p>Un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iant Growth</text:p>
          </table:table-cell>
          <table:table-cell office:value-type="string">
            <text:p>Instant</text:p>
          </table:table-cell>
          <table:table-cell office:value-type="string">
            <text:p>G</text:p>
          </table:table-cell>
          <table:table-cell office:value-type="string">
            <text:p>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Giant Spider</text:p>
          </table:table-cell>
          <table:table-cell office:value-type="string">
            <text:p>Creature — Spider 2/4</text:p>
          </table:table-cell>
          <table:table-cell office:value-type="string">
            <text:p>3G</text:p>
          </table:table-cell>
          <table:table-cell office:value-type="string">
            <text:p>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Ley Druid</text:p>
          </table:table-cell>
          <table:table-cell office:value-type="string">
            <text:p>Creature — Human Druid 1/1</text:p>
          </table:table-cell>
          <table:table-cell office:value-type="string">
            <text:p>2G</text:p>
          </table:table-cell>
          <table:table-cell office:value-type="string">
            <text:p>Un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urelace</text:p>
          </table:table-cell>
          <table:table-cell office:value-type="string">
            <text:p>Instant</text:p>
          </table:table-cell>
          <table:table-cell office:value-type="string">
            <text:p>W</text:p>
          </table:table-cell>
          <table:table-cell office:value-type="string">
            <text:p>Rare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aging River</text:p>
          </table:table-cell>
          <table:table-cell office:value-type="string">
            <text:p>Enchantment</text:p>
          </table:table-cell>
          <table:table-cell office:value-type="string">
            <text:p>RR</text:p>
          </table:table-cell>
          <table:table-cell office:value-type="string">
            <text:p>Rare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inkhole</text:p>
          </table:table-cell>
          <table:table-cell office:value-type="string">
            <text:p>Sorcery</text:p>
          </table:table-cell>
          <table:table-cell office:value-type="string">
            <text:p>BB</text:p>
          </table:table-cell>
          <table:table-cell office:value-type="string">
            <text:p>Common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The Hive</text:p>
          </table:table-cell>
          <table:table-cell office:value-type="string">
            <text:p>Artifact</text:p>
          </table:table-cell>
          <table:table-cell office:value-type="float" office:value="5">
            <text:p>5</text:p>
          </table:table-cell>
          <table:table-cell office:value-type="string">
            <text:p>Rare</text:p>
          </table:table-cell>
          <table:table-cell office:value-type="string">
            <text:p>Sandra Everingham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Pirate Ship</text:p>
          </table:table-cell>
          <table:table-cell office:value-type="string">
            <text:p>Creature — Human Pirate 4/3</text:p>
          </table:table-cell>
          <table:table-cell office:value-type="string">
            <text:p>4U</text:p>
          </table:table-cell>
          <table:table-cell office:value-type="string">
            <text:p>Rare</text:p>
          </table:table-cell>
          <table:table-cell office:value-type="string">
            <text:p>Tom Wänerstrand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Royal Assassin</text:p>
          </table:table-cell>
          <table:table-cell office:value-type="string">
            <text:p>Creature — Human Assassin 1/1</text:p>
          </table:table-cell>
          <table:table-cell office:value-type="string">
            <text:p>1BB</text:p>
          </table:table-cell>
          <table:table-cell office:value-type="string">
            <text:p>Rare</text:p>
          </table:table-cell>
          <table:table-cell office:value-type="string">
            <text:p>Tom Wänerstrand</text:p>
          </table:table-cell>
          <table:table-cell office:value-type="string">
            <text:p>Limited Edition Alpha</text:p>
          </table:table-cell>
        </table:table-row>
        <table:table-row table:style-name="ro1">
          <table:table-cell office:value-type="string">
            <text:p>Samite Healer</text:p>
          </table:table-cell>
          <table:table-cell office:value-type="string">
            <text:p>Creature — Human Cleric 1/1</text:p>
          </table:table-cell>
          <table:table-cell office:value-type="string">
            <text:p>1W</text:p>
          </table:table-cell>
          <table:table-cell office:value-type="string">
            <text:p>Common</text:p>
          </table:table-cell>
          <table:table-cell office:value-type="string">
            <text:p>Tom Wänerstrand</text:p>
          </table:table-cell>
          <table:table-cell office:value-type="string">
            <text:p>Limited Edition Alpha</text:p>
          </table:table-cell>
        </table:table-row>
        <table:named-expressions/>
      </table:table>
      <table:named-expressions>
        <table:named-range table:name="HTML_all" table:base-cell-address="$Sheet1.$A$1" table:cell-range-address=".$A$1:.$F$291"/>
        <table:named-range table:name="HTML_tables" table:base-cell-address="$Sheet1.$A$1" table:cell-range-address=".$A$1:.$A$1"/>
        <table:named-range table:name="HTML_1" table:base-cell-address="$Sheet1.$A$1" table:cell-range-address=".$A$1:.$F$291"/>
      </table:named-expressions>
      <table:database-ranges>
        <table:database-range table:target-range-address="Sheet1.A1:Sheet1.F29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11/06/2017</text:date>, <text:time>22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22:35:17.20</dc:date>
    <meta:document-statistic meta:table-count="1" meta:cell-count="1732" meta:object-count="0"/>
    <meta:generator>OpenOffice/4.1.4$Win32 OpenOffice.org_project/414m5$Build-9788</meta:generator>
  </office:meta>
</office:document-meta>
</file>